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28cm" svg:stroke-color="#000000" draw:marker-start-width="0.242cm" draw:marker-end-width="0.242cm" draw:fill-color="#00a933" draw:textarea-vertical-align="middle" fo:padding-top="0.139cm" fo:padding-bottom="0.139cm" fo:padding-left="0.264cm" fo:padding-right="0.264cm" loext:decorative="false"/>
    </style:style>
    <style:style style:name="gr2" style:family="graphic" style:parent-style-name="standard">
      <style:graphic-properties draw:stroke="none" svg:stroke-width="0.028cm" svg:stroke-color="#000000" draw:marker-start-width="0.242cm" draw:marker-end-width="0.242cm" draw:fill-color="#00a933" draw:textarea-horizontal-align="justify" draw:textarea-vertical-align="middle" draw:auto-grow-height="false" fo:min-height="0cm" fo:min-width="0.194cm" fo:padding-top="0.139cm" fo:padding-bottom="0.139cm" fo:padding-left="0.264cm" fo:padding-right="0.264cm" loext:decorative="false"/>
    </style:style>
    <style:style style:name="gr3" style:family="graphic" style:parent-style-name="standard">
      <style:graphic-properties draw:stroke="none" svg:stroke-width="0.028cm" svg:stroke-color="#000000" draw:marker-start-width="0.242cm" draw:marker-end-width="0.242cm" draw:fill-color="#0000ff" draw:textarea-vertical-align="middle" fo:padding-top="0.139cm" fo:padding-bottom="0.139cm" fo:padding-left="0.264cm" fo:padding-right="0.264cm" loext:decorative="false"/>
    </style:style>
    <style:style style:name="gr4" style:family="graphic" style:parent-style-name="standard">
      <style:graphic-properties draw:stroke="none" svg:stroke-width="0.028cm" svg:stroke-color="#000000" draw:marker-start-width="0.242cm" draw:marker-end-width="0.242cm" draw:fill-color="#0000ff" draw:textarea-horizontal-align="justify" draw:textarea-vertical-align="middle" draw:auto-grow-height="false" fo:min-height="0cm" fo:min-width="0.218cm" fo:padding-top="0.139cm" fo:padding-bottom="0.139cm" fo:padding-left="0.264cm" fo:padding-right="0.264cm" loext:decorative="false"/>
    </style:style>
    <style:style style:name="gr5" style:family="graphic" style:parent-style-name="standard">
      <style:graphic-properties draw:stroke="none" svg:stroke-width="0.028cm" svg:stroke-color="#000000" draw:marker-start-width="0.242cm" draw:marker-end-width="0.242cm" draw:fill-color="#00a933" draw:textarea-horizontal-align="justify" draw:textarea-vertical-align="middle" draw:auto-grow-height="false" fo:min-height="0cm" fo:min-width="0.218cm" fo:padding-top="0.139cm" fo:padding-bottom="0.139cm" fo:padding-left="0.264cm" fo:padding-right="0.264cm" loext:decorative="false"/>
    </style:style>
    <style:style style:name="gr6" style:family="graphic" style:parent-style-name="standard">
      <style:graphic-properties draw:stroke="none" draw:fill-color="#00a933" draw:textarea-horizontal-align="justify" draw:textarea-vertical-align="middle" draw:auto-grow-height="false" fo:min-height="0cm" fo:min-width="0cm" loext:decorative="false"/>
    </style:style>
    <style:style style:name="gr7" style:family="graphic" style:parent-style-name="standard">
      <style:graphic-properties draw:stroke="none" svg:stroke-width="0.028cm" svg:stroke-color="#000000" draw:marker-start-width="0.242cm" draw:marker-end-width="0.242cm" draw:fill-color="#ff8000" draw:textarea-vertical-align="middle" fo:padding-top="0.139cm" fo:padding-bottom="0.139cm" fo:padding-left="0.264cm" fo:padding-right="0.264cm" loext:decorative="false"/>
    </style:style>
    <style:style style:name="gr8" style:family="graphic" style:parent-style-name="standard">
      <style:graphic-properties draw:stroke="none" svg:stroke-width="0.028cm" svg:stroke-color="#000000" draw:marker-start-width="0.242cm" draw:marker-end-width="0.242cm" draw:fill-color="#ff8000" draw:textarea-horizontal-align="justify" draw:textarea-vertical-align="middle" draw:auto-grow-height="false" fo:min-height="0cm" fo:min-width="0.218cm" fo:padding-top="0.139cm" fo:padding-bottom="0.139cm" fo:padding-left="0.264cm" fo:padding-right="0.264cm" loext:decorative="false"/>
    </style:style>
    <style:style style:name="gr9" style:family="graphic" style:parent-style-name="standard">
      <style:graphic-properties draw:stroke="none" draw:fill-color="#ff8000" draw:textarea-horizontal-align="justify" draw:textarea-vertical-align="middle" draw:auto-grow-height="false" fo:min-height="0cm" fo:min-width="0cm" loext:decorative="false"/>
    </style:style>
    <style:style style:name="gr10" style:family="graphic" style:parent-style-name="standard">
      <style:graphic-properties draw:stroke="none" svg:stroke-width="0.028cm" svg:stroke-color="#000000" draw:marker-start-width="0.242cm" draw:marker-end-width="0.242cm" draw:fill-color="#00a933" draw:textarea-horizontal-align="justify" draw:textarea-vertical-align="middle" draw:auto-grow-height="false" fo:min-height="0cm" fo:min-width="0cm" fo:padding-top="0.139cm" fo:padding-bottom="0.139cm" fo:padding-left="0.264cm" fo:padding-right="0.264cm" loext:decorative="false"/>
    </style:style>
    <style:style style:name="gr11" style:family="graphic" style:parent-style-name="standard">
      <style:graphic-properties draw:stroke="none" draw:fill="solid" draw:fill-color="#00a933" loext:fill-use-slide-background="false" draw:textarea-horizontal-align="justify" draw:textarea-vertical-align="middle" draw:auto-grow-height="false" fo:min-height="0cm" fo:min-width="0cm" loext:decorative="false"/>
    </style:style>
    <style:style style:name="P1" style:family="paragraph">
      <loext:graphic-properties draw:fill-color="#00a933"/>
      <style:paragraph-properties fo:text-align="center"/>
    </style:style>
    <style:style style:name="P2" style:family="paragraph">
      <loext:graphic-properties draw:fill-color="#0000ff"/>
      <style:paragraph-properties fo:text-align="center"/>
    </style:style>
    <style:style style:name="P3" style:family="paragraph">
      <loext:graphic-properties draw:fill-color="#ff8000"/>
      <style:paragraph-properties fo:text-align="center"/>
    </style:style>
    <style:style style:name="P4" style:family="paragraph">
      <loext:graphic-properties draw:fill="solid" draw:fill-color="#00a9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1.24cm" svg:height="0.716cm" draw:transform="rotate (-3.14159265358979) translate (3.35cm 2.366cm)" draw:kind="cut" draw:start-angle="75" draw:end-angle="285">
          <text:p/>
        </draw:ellipse>
        <draw:custom-shape draw:style-name="gr2" draw:text-style-name="P1" draw:layer="layout" svg:width="0.746cm" svg:height="0.089cm" draw:transform="skewX (0.0111701072127637) rotate (0.350113047950063) translate (1.682cm 1.9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46cm" svg:height="0.089cm" draw:transform="skewX (0.0111701072127637) rotate (0.348891317473667) translate (1.682cm 2.108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46cm" svg:height="0.089cm" draw:transform="skewX (0.0111701072127637) rotate (0.348891317473667) translate (1.682cm 2.2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46cm" svg:height="0.089cm" draw:transform="skewX (0.0111701072127637) rotate (0.348891317473667) translate (1.682cm 2.4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3" draw:text-style-name="P2" draw:layer="layout" svg:width="1.24cm" svg:height="0.716cm" draw:transform="rotate (-3.14159265358979) translate (3.35cm 3.866cm)" draw:kind="cut" draw:start-angle="75" draw:end-angle="285">
          <text:p/>
        </draw:ellipse>
        <draw:custom-shape draw:style-name="gr4" draw:text-style-name="P2" draw:layer="layout" svg:width="0.746cm" svg:height="0.089cm" draw:transform="skewX (0.0111701072127637) translate (1.675cm 3.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46cm" svg:height="0.089cm" draw:transform="skewX (0.0111701072127637) translate (1.675cm 3.37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46cm" svg:height="0.089cm" draw:transform="skewX (0.0111701072127637) translate (1.676cm 3.55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46cm" svg:height="0.089cm" draw:transform="skewX (0.0111701072127637) translate (1.676cm 3.728cm)">
          <text:p/>
          <draw:enhanced-geometry svg:viewBox="0 0 21600 21600" draw:type="rectangle" draw:enhanced-path="M 0 0 L 21600 0 21600 21600 0 21600 0 0 Z N"/>
        </draw:custom-shape>
        <draw:ellipse draw:style-name="gr1" draw:text-style-name="P1" draw:layer="layout" svg:width="0.605cm" svg:height="0.716cm" draw:transform="rotate (-3.14159265358979) translate (2.95cm 5.316cm)" draw:kind="cut" draw:start-angle="75" draw:end-angle="285">
          <text:p/>
        </draw:ellipse>
        <draw:custom-shape draw:style-name="gr5" draw:text-style-name="P1" draw:layer="layout" svg:width="0.746cm" svg:height="0.089cm" draw:transform="skewX (0.0111701072127637) rotate (0.348891317473667) translate (1.682cm 4.958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46cm" svg:height="0.089cm" draw:transform="skewX (0.0111701072127637) rotate (0.348891317473667) translate (1.682cm 5.1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746cm" svg:height="0.089cm" draw:transform="skewX (0.0111701072127637) rotate (0.348891317473667) translate (1.682cm 5.3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35cm" svg:height="0.157cm" draw:transform="rotate (-1.5707963267949) translate (2.15cm 5.05cm)">
          <text:p/>
          <draw:enhanced-geometry svg:viewBox="0 0 21600 21600" draw:glue-points="10800 2020 0 10800 10800 19320 21600 10800" draw:text-areas="0 4360 21600 17240" draw:mirror-horizontal="false" draw:mirror-vertical="false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1" draw:layer="layout" svg:width="0.35cm" svg:height="0.169cm" draw:transform="rotate (-1.5707963267949) translate (2.128cm 4.704cm)">
          <text:p/>
          <draw:enhanced-geometry svg:viewBox="0 0 21600 21600" draw:glue-points="10800 2020 0 10800 10800 19320 21600 10800" draw:text-areas="0 4360 21600 17240" draw:mirror-horizontal="false" draw:mirror-vertical="false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ellipse draw:style-name="gr7" draw:text-style-name="P3" draw:layer="layout" svg:width="0.605cm" svg:height="0.716cm" draw:transform="rotate (-3.14159265358979) translate (2.287cm 6.617cm)" draw:kind="cut" draw:start-angle="255.11" draw:end-angle="104.89">
          <text:p/>
        </draw:ellipse>
        <draw:custom-shape draw:style-name="gr8" draw:text-style-name="P3" draw:layer="layout" svg:width="0.746cm" svg:height="0.089cm" draw:transform="skewX (0.0111701072127637) translate (2.15cm 6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3" draw:layer="layout" svg:width="0.746cm" svg:height="0.089cm" draw:transform="skewX (0.0111701072127637) translate (2.153cm 6.2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3" draw:layer="layout" svg:width="0.746cm" svg:height="0.089cm" draw:transform="skewX (0.0111701072127637) translate (2.153cm 6.411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3" draw:layer="layout" svg:width="0.35cm" svg:height="0.157cm" draw:transform="rotate (-1.5707963267949) translate (2.656cm 6.25cm)">
          <text:p/>
          <draw:enhanced-geometry svg:viewBox="0 0 21600 21600" draw:glue-points="10800 2020 0 10800 10800 19320 21600 10800" draw:text-areas="0 4360 21600 17240" draw:mirror-horizontal="true" draw:mirror-vertical="false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9" draw:text-style-name="P3" draw:layer="layout" svg:width="0.35cm" svg:height="0.169cm" draw:transform="rotate (-1.5707963267949) translate (2.672cm 5.905cm)">
          <text:p/>
          <draw:enhanced-geometry svg:viewBox="0 0 21600 21600" draw:glue-points="10800 2020 0 10800 10800 19320 21600 10800" draw:text-areas="0 4360 21600 17240" draw:mirror-horizontal="true" draw:mirror-vertical="false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ellipse draw:style-name="gr1" draw:text-style-name="P1" draw:layer="layout" svg:width="0.387cm" svg:height="0.529cm" draw:transform="rotate (-3.14159265358979) translate (2.337cm 7.743cm)" draw:kind="cut" draw:start-angle="75" draw:end-angle="285">
          <text:p/>
        </draw:ellipse>
        <draw:custom-shape draw:style-name="gr10" draw:text-style-name="P1" draw:layer="layout" svg:width="0.486cm" svg:height="0.073cm" draw:transform="skewX (0.0136135681655558) translate (1.564cm 7.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505cm" svg:height="0.066cm" draw:transform="skewX (0.150447381521911) rotate (0.174532925199433) translate (1.55cm 7.7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505cm" svg:height="0.066cm" draw:transform="skewX (0.150447381521911) rotate (0.174532925199433) translate (1.55cm 7.237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ellipse draw:style-name="gr1" draw:text-style-name="P1" draw:layer="layout" svg:width="0.387cm" svg:height="0.529cm" draw:transform="rotate (-3.14159265358979) translate (2.887cm 7.743cm)" draw:kind="cut" draw:start-angle="255.12" draw:end-angle="104.88">
          <text:p/>
        </draw:ellipse>
        <draw:custom-shape draw:style-name="gr10" draw:text-style-name="P1" draw:layer="layout" svg:width="0.486cm" svg:height="0.073cm" draw:transform="skewX (0.0136135681655558) translate (2.787cm 7.44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draw:layer="layout" svg:width="0.505cm" svg:height="0.066cm" draw:transform="skewX (0.150447381521911) rotate (0.174532925199433) translate (2.787cm 7.738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draw:layer="layout" svg:width="0.505cm" svg:height="0.066cm" draw:transform="skewX (0.165108147238664) rotate (0.174532925199433) translate (2.789cm 7.237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ellipse draw:style-name="gr1" draw:text-style-name="P1" draw:layer="layout" svg:width="1.24cm" svg:height="0.716cm" draw:transform="rotate (-3.14159265358979) translate (3.35cm 9.166cm)" draw:kind="cut" draw:start-angle="75" draw:end-angle="285">
          <text:p/>
        </draw:ellipse>
        <draw:custom-shape draw:style-name="gr11" draw:text-style-name="P4" draw:layer="layout" svg:width="0.2cm" svg:height="0.2cm" svg:x="2.2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2cm" svg:height="0.2cm" svg:x="2.25cm" svg:y="8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2cm" svg:height="0.2cm" svg:x="2.25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15cm" svg:height="0.15cm" svg:x="2cm" svg:y="8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15cm" svg:height="0.15cm" svg:x="1.95cm" svg:y="8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15cm" svg:height="0.15cm" svg:x="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1cm" svg:height="0.1cm" svg:x="1.8cm" svg:y="8.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4" draw:layer="layout" svg:width="0.1cm" svg:height="0.1cm" svg:x="1.75cm" svg:y="8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4" draw:layer="layout" svg:width="0.1cm" svg:height="0.1cm" svg:x="1.8cm" svg:y="9.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idan Franits</meta:initial-creator>
    <meta:creation-date>2024-08-25T10:40:33.019477119</meta:creation-date>
    <dc:date>2024-08-25T16:27:13.998383334</dc:date>
    <dc:creator>Aidan Franits</dc:creator>
    <meta:editing-duration>PT56M5S</meta:editing-duration>
    <meta:editing-cycles>13</meta:editing-cycles>
    <meta:generator>LibreOffice/24.2.5.2$Linux_X86_64 LibreOffice_project/420$Build-2</meta:generator>
    <meta:document-statistic meta:object-count="40"/>
  </office:meta>
</office:document-meta>
</file>